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loext:graphic-properties draw:fill="solid" draw:fill-color="#eeeeee" draw:opacity="100%"/>
      <style:paragraph-properties fo:background-color="#eeeeee"/>
      <style:text-properties fo:language="ru" fo:country="RU"/>
    </style:style>
    <style:style style:name="P12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5" style:family="paragraph" style:parent-style-name="Text_20_body">
      <style:text-properties fo:language="en" fo:country="US"/>
    </style:style>
    <style:style style:name="P126" style:family="paragraph" style:parent-style-name="Text_20_body">
      <loext:graphic-properties draw:fill="solid" draw:fill-color="#eeeeee" draw:opacity="100%"/>
      <style:paragraph-properties fo:background-color="#eeeeee"/>
      <style:text-properties fo:language="en" fo:country="US"/>
    </style:style>
    <style:style style:name="P127" style:family="paragraph" style:parent-style-name="Text_20_body">
      <loext:graphic-properties draw:fill="solid" draw:fill-color="#eeeeee" draw:opacity="100%"/>
      <style:paragraph-properties fo:background-color="#eeeeee"/>
    </style:style>
    <style:style style:name="P128" style:family="paragraph" style:parent-style-name="First_20_line_20_indent">
      <loext:graphic-properties draw:fill="solid" draw:fill-color="#eeeeee" draw:opacity="100%"/>
      <style:paragraph-properties fo:background-color="#eeeeee"/>
      <style:text-properties fo:language="ru" fo:country="RU"/>
    </style:style>
    <style:style style:name="P12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fo:language="en" fo:country="US"/>
    </style:style>
    <style:style style:name="P13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text-properties officeooo:rsid="00285021" officeooo:paragraph-rsid="00285021"/>
    </style:style>
    <style:style style:name="P16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adc5b"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bc75a" officeooo:paragraph-rsid="001d037a"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ee651" officeooo:paragraph-rsid="001ee651" style:font-style-asian="normal" style:font-style-complex="normal"/>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0b6ae" officeooo:paragraph-rsid="0020b6ae"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75f9a" officeooo:paragraph-rsid="0028981e"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b748b" officeooo:paragraph-rsid="002ef25b"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7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8" style:family="paragraph" style:parent-style-name="Heading_20_2">
      <style:text-properties fo:language="en" fo:country="US"/>
    </style:style>
    <style:style style:name="P179" style:family="paragraph" style:parent-style-name="Heading_20_2">
      <style:text-properties fo:language="ru" fo:country="RU"/>
    </style:style>
    <style:style style:name="P180" style:family="paragraph" style:parent-style-name="Heading_20_2">
      <loext:graphic-properties draw:fill="solid" draw:fill-color="#eeeeee" draw:opacity="100%"/>
      <style:paragraph-properties fo:background-color="#eeeeee"/>
      <style:text-properties fo:language="ru" fo:country="RU"/>
    </style:style>
    <style:style style:name="P181" style:family="paragraph" style:parent-style-name="Heading_20_2">
      <style:paragraph-properties fo:text-align="justify" style:justify-single-word="false"/>
    </style:style>
    <style:style style:name="P182" style:family="paragraph" style:parent-style-name="Heading_20_2">
      <loext:graphic-properties draw:fill="solid" draw:fill-color="#eeeeee" draw:opacity="100%"/>
      <style:paragraph-properties fo:background-color="#eeeeee"/>
    </style:style>
    <style:style style:name="P183" style:family="paragraph" style:parent-style-name="Heading_20_1">
      <loext:graphic-properties draw:fill="solid" draw:fill-color="#eeeeee" draw:opacity="100%"/>
      <style:paragraph-properties fo:background-color="#eeeeee"/>
    </style:style>
    <style:style style:name="P184" style:family="paragraph" style:parent-style-name="Heading_20_1">
      <style:paragraph-properties fo:margin-left="0in" fo:margin-right="0in" fo:text-align="center" style:justify-single-word="false" fo:text-indent="0.1965in" style:auto-text-indent="false"/>
    </style:style>
    <style:style style:name="P185" style:family="paragraph" style:parent-style-name="Heading_20_3">
      <style:text-properties fo:language="ru" fo:country="RU"/>
    </style:style>
    <style:style style:name="P18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officeooo:rsid="002ef25b"/>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officeooo:rsid="001bb0bf"/>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officeooo:rsid="0019d967"/>
    </style:style>
    <style:style style:name="T91" style:family="text">
      <style:text-properties officeooo:rsid="001adc5b"/>
    </style:style>
    <style:style style:name="T92" style:family="text">
      <style:text-properties officeooo:rsid="001bb0bf"/>
    </style:style>
    <style:style style:name="T93" style:family="text">
      <style:text-properties officeooo:rsid="001d037a"/>
    </style:style>
    <style:style style:name="T94" style:family="text">
      <style:text-properties officeooo:rsid="001ee651"/>
    </style:style>
    <style:style style:name="T95" style:family="text">
      <style:text-properties officeooo:rsid="0020b6ae"/>
    </style:style>
    <style:style style:name="T96" style:family="text">
      <style:text-properties officeooo:rsid="00212646"/>
    </style:style>
    <style:style style:name="T97" style:family="text">
      <style:text-properties officeooo:rsid="0022de23"/>
    </style:style>
    <style:style style:name="T98" style:family="text">
      <style:text-properties officeooo:rsid="00244ceb"/>
    </style:style>
    <style:style style:name="T99" style:family="text">
      <style:text-properties officeooo:rsid="002596d5"/>
    </style:style>
    <style:style style:name="T100" style:family="text">
      <style:text-properties officeooo:rsid="0028981e"/>
    </style:style>
    <style:style style:name="T101" style:family="text">
      <style:text-properties officeooo:rsid="002b748b"/>
    </style:style>
    <style:style style:name="T102" style:family="text">
      <style:text-properties officeooo:rsid="002c7927"/>
    </style:style>
    <style:style style:name="T103" style:family="text">
      <style:text-properties officeooo:rsid="002e1d23"/>
    </style:style>
    <style:style style:name="T104" style:family="text">
      <style:text-properties officeooo:rsid="002ecc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9">&lt;</text:span><text:span text:style-name="T53">Э</text:span><text:span text:style-name="T29">пизод в Кантерлоте, где Луна составляет невысокое мнение об умственных способностях Макса</text:span><text:span text:style-name="T49">&gt;</text:span></text:p>
      <text:p text:style-name="P44">&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5">-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5">&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8">&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8">&lt;<text:span text:style-name="T1">Сел показывает и даёт прочувствовать Максу корректировку орбиты Эквуса («подъём» Солнца)</text:span>&gt;</text:p>
      <text:p text:style-name="P48">&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8">&lt;Сел пытается научить Макса телепортации, и он телепортирует Агамемнона в пещеру под Кантерлотом&gt;</text:p>
      <text:p text:style-name="P61"><text:span text:style-name="T11">&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1">&lt;Добавить эпизод подбора снаряги перед опасным заданием&gt;</text:p>
      <text:p text:style-name="P86">Таймлайн <text:span text:style-name="T11">(</text:span>события через 10 лет после Обмена): </text:p>
      <text:p text:style-name="P86">Год 2143 ПВ <text:span text:style-name="T11">(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1">&lt;</text:span>7<text:span text:style-name="T11">-</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1">&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1">&lt;</text:span>28-е июня<text:span text:style-name="T11"> </text:span>- попытка отослать письмо Селестии через Спайка</text:p>
      <text:p text:style-name="P86">30-е июня — выезд из Понивилля</text:p>
      <text:p text:style-name="P86"><text:soft-page-break/>1-е июля — Прибытие в Фетлок. Захват резонаторных рубинов в павильоне Псинтела</text:p>
      <text:p text:style-name="P86">2-е июля — выезд из Фетлока Макса с Дэш в фургоне</text:p>
      <text:p text:style-name="P86">&lt;4-е июля - Дэш стучит лбом в дерево. Обнимашки</text:p>
      <text:p text:style-name="P86">8-е июля — прибытие в Груммингтон</text:p>
      <text:p text:style-name="P86">9-е июля –<text:span text:style-name="T11"> </text:span>Провал Груммингтона. Отбытие с Груммингтона</text:p>
      <text:p text:style-name="P86"><text:span text:style-name="T11">&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1">[</text:span>21-е июля<text:span text:style-name="T11">]</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5">I Dream Of Luna</text:p>
      <text:p text:style-name="P122">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1290674374863935112"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8619814351582480558" text:style-name="L2">
        <text:list-item>
          <text:p text:style-name="P160">«Великие грифоны прошлого» - из канона (5<text:span text:style-name="T11">s8e)</text:span></text:p>
        </text:list-item>
        <text:list-item>
          <text:p text:style-name="P160">«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8">Природа Проклятий</text:span>» - обмен</text:p>
        </text:list-item>
        <text:list-item>
          <text:p text:style-name="P160"><text:span text:style-name="T68">«Магия для Чайников»</text:span> - обмен</text:p>
        </text:list-item>
        <text:list-item>
          <text:p text:style-name="P160"><text:span text:style-name="T68">«Энциклопедия Арканум»</text:span> - обмен</text:p>
        </text:list-item>
        <text:list-item>
          <text:p text:style-name="P160">«О Гейсах» - обмен</text:p>
        </text:list-item>
        <text:list-item>
          <text:p text:style-name="P160"><text:soft-page-break/>«<text:span text:style-name="T68">Тайны Тайных Наук</text:span>» - обмен</text:p>
        </text:list-item>
        <text:list-item>
          <text:p text:style-name="P161">«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339974527421351536"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8">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text:soft-page-break/>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8"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3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1">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0"/>
      <text:p text:style-name="P40"><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3"><text:span text:style-name="T11">– Нэш, к</text:span>ак называется наш проект?</text:p>
      <text:p text:style-name="P81"><text:span text:style-name="T8">– </text:span><text:span text:style-name="T70">Дайсон.</text:span></text:p>
      <text:p text:style-name="P81"><text:span text:style-name="T8">– </text:span><text:span text:style-name="T70">Сколько тебе лет?</text:span></text:p>
      <text:p text:style-name="P81"><text:span text:style-name="T8">– </text:span><text:span text:style-name="T70">Два года с начала запуска кластера.</text:span></text:p>
      <text:p text:style-name="P81"><text:span text:style-name="T8">– </text:span><text:span text:style-name="T70">Какой сейчас год?</text:span></text:p>
      <text:p text:style-name="P81"><text:span text:style-name="T8">– </text:span><text:span text:style-name="T70">202</text:span><text:span text:style-name="T8">1</text:span><text:span text:style-name="T70">-й.</text:span></text:p>
      <text:p text:style-name="P26"/>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6">–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0"><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40">Ага, уже теплее.</text:p>
      <text:p text:style-name="P40"/>
      <text:p text:style-name="P81"><text:span text:style-name="T8">– Нэш</text:span><text:span text:style-name="T70">, выдай диагностику модуля </text:span><text:span text:style-name="T8">аналитики.</text:span></text:p>
      <text:p text:style-name="P40"/>
      <text:p text:style-name="P40">Йо! Видеокамеры молча наблюдают за поднятым вверх <text:span text:style-name="T1">большим пальцем</text:span>.</text:p>
      <text:p text:style-name="P40"><text:soft-page-break/>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1">–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1">.</text:span></text:p>
      <text:p text:style-name="P53"/>
      <text:p text:style-name="P102">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32">***</text:p>
      <text:p text:style-name="P132"/>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4">Музыка быстрая, тревожная, надорваная и печальная (Pet Shop Boys “So Hard” ?)</text:p>
      <text:p text:style-name="P31"/>
      <text:p text:style-name="P93"><text:span text:style-name="T11">&lt;</text:span><text:span text:style-name="T1">Описание полёта через Эогипп. Удивлённый взгляд Анакорна</text:span><text:span text:style-name="T11">&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span text:style-name="T92">&lt;</text:span><text:span text:style-name="T30">Добавить эпизодов сражения Сел с пландерсидами. Этот эпизод — последний, после которого она потеряла сознание</text:span><text:span text:style-name="T92">&gt;</text:span></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7">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1">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4136027670247206783" text:style-name="L4">
        <text:list-item>
          <text:p text:style-name="P16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2"><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60">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2">–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4">Селестия нахмурилась и угрожающе подняла крылья.</text:p>
      <text:p text:style-name="P54"><text:span text:style-name="T11">– </text:span>Не забывай, человек, я — могущественный маг и правитель Эквестрии. Ко мне нужно относиться с должным уважением!</text:p>
      <text:p text:style-name="P54"><text:span text:style-name="T11">– </text:span>А то что? Превратишь в жабу? Сошлёшь на Луну? Убьёшь нахер?</text:p>
      <text:p text:style-name="P54"><text:soft-page-break/>Аликорница сникла. Уши её опустились.</text:p>
      <text:p text:style-name="P54"><text:span text:style-name="T11">– </text:span>Макс, не надо... Ты же знаешь, я этого не сделаю.</text:p>
      <text:p text:style-name="P54"><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4"><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4"><text:span text:style-name="T11">Аликорница уселась н</text:span>а пол <text:span text:style-name="T11">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4"><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1">– </text:span>Вот, читай отсюда. <text:span text:style-name="T11">– а</text:span>ликорница подчеркнула абзац копытом.</text:p>
      <text:p text:style-name="P54"/>
      <text:p text:style-name="P56">***</text:p>
      <text:p text:style-name="P56"/>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4">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text:span text:style-name="T1">Дискордовы</text:span> яйца! Они нашли меня!</text:p>
      <text:p text:style-name="P44"><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4">–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79" text:outline-level="2"><text:span text:style-name="T11">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сине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анешн! Скажи ей, что у меня сегодня день рождения, и я здоровски обиде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здоровски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4">Я остался сидеть в полнейшем замешательстве. </text:p>
      <text:p text:style-name="P54"/>
      <text:p text:style-name="P56">***</text:p>
      <text:p text:style-name="P54">&lt;<text:span text:style-name="T60">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25">Селестия достаёт из потайной щели свиток с мыслями Селестии</text:span><text:span text:style-name="T24">`<text:tab/>`</text:span>&gt;</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text:soft-page-break/>– А Дискорд? Он, вроде, не моложе вас.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4"/>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4"/>
      <text:p text:style-name="P54">Селестия со вздохом захлопнула книгу.</text:p>
      <text:p text:style-name="P5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text:soft-page-break/></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78" text:outline-level="2">6. Стыд</text:h>
      <text:p text:style-name="P54">&lt;<text:span text:style-name="T89">Mylene Farmer — L`Ame-Stram-Gram</text:span>&gt;</text:p>
      <text:p text:style-name="P67">~~~ Завтра на семь в библиотеке ~~~</text:p>
      <text:p text:style-name="P67"/>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text:soft-page-break/>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62">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9">&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1">— умение делегировать полномочия. Вечером того же дня я села за письменный стол.</text:span></text:p>
      <text:p text:style-name="P44">“<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1">—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text:soft-page-break/>– Да?</text:p>
      <text:p text:style-name="P54">– Да. Зови меня Селли. Если хочешь.</text:p>
      <text:p text:style-name="P54">– Хорошо. До встречи, Селли.</text:p>
      <text:p text:style-name="P54">– До встречи, Макс.</text:p>
      <text:p text:style-name="P54"/>
      <text:h text:style-name="Heading_20_2" text:outline-level="2"><text:span text:style-name="T1">8</text:span>. (40*<text:span text:style-name="T11">ctg(Pi/4)-6)/(ln(e)-sin(0))</text:span></text:h>
      <text:p text:style-name="P88">Mark Knopfler — Hill Farmers Blues — или на следующую главу (прощание)</text:p>
      <text:p text:style-name="P54"/>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4">…</text:p>
      <text:p text:style-name="P44"/>
      <text:p text:style-name="P54">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4">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4"><text:soft-page-break/>–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Селестия. <text:span text:style-name="T11">–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1">–</text:span> А водку у вас принято пить?</text:p>
      <text:p text:style-name="P42"><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4"><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1">– Это ты называешь “дружбой”? – с </text:span>улыбкой хмыкнул<text:span text:style-name="T11"> я. – </text:span>Мне нравится твоё чувство юмора.</text:p>
      <text:p text:style-name="P54">Аликорница нахмурилась.</text:p>
      <text:p text:style-name="P54"><text:span text:style-name="T11">–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4">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4">–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6">***</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7"><text:span text:style-name="T51">– </text:span>“<text:span text:style-name="T1">Что я могу сделать, чтобы вернуть всё назад?</text:span>”</text:p>
      <text:p text:style-name="P17"><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1">– </text:span><text:span text:style-name="T37">Что бы это значило, Флер?</text:span></text:p>
      <text:p text:style-name="P17"><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4"/>
      <text:p text:style-name="P1"><text:span text:style-name="T47">&lt;</text:span><text:span text:style-name="T67">Mark Knopfler - </text:span><text:span text:style-name="T66">Hill Farmer's Blues</text:span><text:span text:style-name="T47">&gt;</text:span></text:p>
      <text:p text:style-name="P46">***</text:p>
      <text:p text:style-name="P44"/>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1">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6">мино</text:span>тавра?</text:p>
      <text:p text:style-name="P67">– <text:s/>Тебя забрать я ему не дам. А в дядю не тыкай копытом, это невежливо! Спи уже, моя маленькая!</text:p>
      <text:p text:style-name="P67"><text:soft-page-break/>– Поцелуй меня на ночь, мам!</text:p>
      <text:p text:style-name="P67">– Конечно, моя хорошая...</text:p>
      <text:p text:style-name="P67"/>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4"/>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2">“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5">***</text:p>
      <text:p text:style-name="P44"/>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4"><text:span text:style-name="T11">– Вот ещё! </text:span>– возмутился дракончик. – Никогда на такое не соглашусь!</text:p>
      <text:p text:style-name="P54"><text:soft-page-break/>–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4">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5">&lt;Seal — Amazing <text:span text:style-name="T1">(T</text:span><text:span text:style-name="T11">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4">—</text:span><text:span text:style-name="T15"> </text:span><text:span text:style-name="T70">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9">d.notive — Talking Flight</text:span>&gt;</text:p>
      <text:p text:style-name="P67">Дата: 12.04.1003 А.С.</text:p>
      <text:p text:style-name="P67">Эксперимент: заклинание Воплощения Индрэ</text:p>
      <text:p text:style-name="P67">Испытуемая: Рэрити</text:p>
      <text:p text:style-name="P67"><text:soft-page-break/>Синопсис: запись сна со слов испытуемой</text:p>
      <text:p text:style-name="P67">Замечания: замечаний нет</text:p>
      <text:p text:style-name="P67"/>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50">чёрный экран?</text:span></text:p>
      <text:p text:style-name="P51"/>
      <text:p text:style-name="P56">***</text:p>
      <text:p text:style-name="P54"/>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text:soft-page-break/>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4">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7">&lt;<text:span text:style-name="T6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ли?</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4"><text:span text:style-name="T11">– Если </text:span>только <text:span text:style-name="T11">их правильно вызывают. – </text:span>пробурчал Спайк, возвращаясь в корзинку.</text:p>
      <text:p text:style-name="P42"><text:span text:style-name="T11">–</text:span> <text:span text:style-name="T1">Эмм. </text:span>Что он имел ввиду?</text:p>
      <text:p text:style-name="P42"><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2"><text:span text:style-name="T11">– </text:span><text:span text:style-name="T1">Да, завершилось всё препаршиво. Принцесса Луна сказала, лучше бы её обратно на Луну закинули.</text:span></text:p>
      <text:p text:style-name="P42"><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1">– </text:span><text:span text:style-name="T1">Хм. Нет.</text:span></text:p>
      <text:p text:style-name="P42"><text:span text:style-name="T11">– </text:span><text:span text:style-name="T1">А друзья?</text:span></text:p>
      <text:p text:style-name="P42"><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7">.</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33">Чужестранец-примат разбил сердце нашей обожаемой Селестии! Двор в отчаянии </text:span><text:span text:style-name="T14">—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1">– </text:span>Привет, Эй-Джей! У тебя проблемы?</text:p>
      <text:p text:style-name="P54"><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1">–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1">– </text:span>Хошь сказать, ты в Кантерлоте у Селестии под крылышком телеги чинил? Или Рэр сбрехала про Селестию?</text:p>
      <text:p text:style-name="P54">Я мысленно ругнулся на языкатую единорожку и молча достал пенал с инструментами.</text:p>
      <text:p text:style-name="P54"/>
      <text:p text:style-name="P54">…</text:p>
      <text:p text:style-name="P54"/>
      <text:p text:style-name="P54">Собрав инструмент, я потолкал тележку назад-вперёд.</text:p>
      <text:p text:style-name="P54"><text:span text:style-name="T11">– Г</text:span>отово. Принимай работу, хозяйка!</text:p>
      <text:p text:style-name="P54">Эпплджек стиснула меня в сокрушающих объятиях.</text:p>
      <text:p text:style-name="P54"><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1">–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1">–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0">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0">объявляла вывеска.</text:span></text:p>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1">– </text:span>Свободно? <text:span text:style-name="T11">– </text:span>спросил я у единственной пони, сидящей за столиком.</text:p>
      <text:p text:style-name="P54"><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4"><text:span text:style-name="T11">– <text:s/></text:span>Пирог с грибами, яишницу и чизкейк<text:span text:style-name="T11"> – </text:span>сообщил я подошедшей официантке.</text:p>
      <text:p text:style-name="P54"><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4"><text:span text:style-name="T11">–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1">– </text:span>Вы, наверное, ждёте кого-то?</text:p>
      <text:p text:style-name="P58"><text:span text:style-name="T11">– </text:span>Неа.</text:p>
      <text:p text:style-name="P58"><text:span text:style-name="T11">– </text:span>Просто обедаете?</text:p>
      <text:p text:style-name="P58"><text:span text:style-name="T11">– </text:span>Неа.</text:p>
      <text:p text:style-name="P58"><text:span text:style-name="T11">– </text:span>Просто сидите и мрачно смотрите на меня?</text:p>
      <text:p text:style-name="P58"><text:span text:style-name="T11">– </text:span>Неа.</text:p>
      <text:p text:style-name="P58">Хм, а эта пони не из разговорчивых. Ну ладно.</text:p>
      <text:p text:style-name="P58"><text:span text:style-name="T11">– </text:span>А что же вы делаете?</text:p>
      <text:p text:style-name="P58"><text:span text:style-name="T11">– </text:span>Веселюсь. <text:span text:style-name="T11">– </text:span>мрачно заявила пони.</text:p>
      <text:p text:style-name="P58"><text:span text:style-name="T11">– </text:span>Если я вас достал, то так и скажите. Извините.</text:p>
      <text:p text:style-name="P58"><text:soft-page-break/>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1">– </text:span>Привет, Анон!</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1">– </text:span>Мы с вами раньше встречались?</text:p>
      <text:p text:style-name="P58"><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1">– </text:span>Оставь, Салвер.<text:span text:style-name="T11"> </text:span>Ему за счёт заведения.</text:p>
      <text:p text:style-name="P54"><text:span text:style-name="T11">– </text:span>Ясно, мисс Пинки. <text:span text:style-name="T11">– </text:span>официантка кивнула и ушла.</text:p>
      <text:p text:style-name="P54"><text:span text:style-name="T11">– Ч</text:span>его-о-о?<text:span text:style-name="T11"> </text:span>Так это твой бар?</text:p>
      <text:p text:style-name="P54"><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4"><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1">– </text:span>У меня есть идея получше. <text:span text:style-name="T11">– </text:span>на свет показалась фляга Большого Макинтоша.</text:p>
      <text:p text:style-name="P54"><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1">– </text:span>Починил телегу. Только молчок про самогон, раз уж ты в курсе. <text:span text:style-name="T11">– </text:span>я разлил сидр по чашкам.</text:p>
      <text:p text:style-name="P54"><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1">–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oft-page-break/><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1">– </text:span>Эммм... Скажи-ка мне, мой друг П-п-пинки... Легенда про фаэри <text:span text:style-name="T15">— </text:span><text:span text:style-name="T70">эт правда?</text:span></text:p>
      <text:p text:style-name="P54"><text:span text:style-name="T15">– </text:span><text:span text:style-name="T70">Какая из? Их много, вообще-то. Ик!</text:span></text:p>
      <text:p text:style-name="P54"><text:span text:style-name="T15">– </text:span><text:span text:style-name="T70">Про принцесс. Про то, что они фаэри, спустившиеся с неба во плоти, чтоб помогать пони управлять Эквестрией?</text:span></text:p>
      <text:p text:style-name="P54"><text:span text:style-name="T15">– </text:span><text:span text:style-name="T70">Макс, </text:span><text:span text:style-name="T15">– </text:span><text:span text:style-name="T70">захихикала Пинки, взъерошив копытами розовые кудряшки и попытавшись соорудить из них бороду, </text:span><text:span text:style-name="T15">–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4"><text:span text:style-name="T15">–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5">– </text:span><text:span text:style-name="T70">Ты что-о-о! Нельзя любить фаэри! Она похитит твоё сердце, и ты будешь искать её, пока не... </text:span><text:span text:style-name="T15">– </text:span><text:span text:style-name="T70">Пинки погрузилась в так и не съеденный салат «по-Кантерлотски» и захрапела.</text:span></text:p>
      <text:p text:style-name="P54"><text:span text:style-name="T15">– </text:span><text:span text:style-name="T70">Пока не умру?</text:span></text:p>
      <text:p text:style-name="P54"><text:span text:style-name="T15">– </text:span><text:span text:style-name="T70">Нет, глупенький, </text:span><text:span text:style-name="T15">– </text:span><text:span text:style-name="T70">пробулькала Пинки из миски. </text:span><text:span text:style-name="T15">– </text:span><text:span text:style-name="T70">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9"><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9"><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9"><text:span text:style-name="T11">– </text:span>У нас?</text:p>
      <text:p text:style-name="P59"><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1">– </text:span>Стооой! <text:span text:style-name="T11">– </text:span>заорал я. <text:span text:style-name="T11">– </text:span>Выпрыгивай из бочки!!!</text:p>
      <text:p text:style-name="P59">Кобылка-пилот улыбнулась и постукала копытцем по шлему, показывая, что не слышит меня.</text:p>
      <text:p text:style-name="P59"><text:span text:style-name="T11">– </text:span>Выпрыгивааа... <text:span text:style-name="T11">–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1">– </text:span>Смотри, вот те и ответ на вопрос, куда деваются пони!</text:p>
      <text:p text:style-name="P59"><text:span text:style-name="T11">– </text:span>Где? <text:span text:style-name="T11">– </text:span>единорожка начала оглядываться.</text:p>
      <text:p text:style-name="P59"><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9"><text:span text:style-name="T11">– </text:span>И что? Я всё равно не пойму, куда пони деваются? И куда пропала Скуталу?</text:p>
      <text:p text:style-name="P59"><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text:soft-page-break/></text:p>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4"/>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1">P.S. Н</text:span>е гневите мироздание воровством! <text:span text:style-name="T33">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9"/>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1">ZZ Top – Gimme all your lovin</text:p>
      <text:p text:style-name="P91">Mothley Crue – Kick Start My Heart</text:p>
      <text:p text:style-name="P59"><text:soft-page-break/><text:span text:style-name="T11">–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1">–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9"><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9"><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1">– </text:span>Это неправильно! <text:span text:style-name="T11">– </text:span>заявила Рэйнбоу Дэш, отвернувшись от окна.</text:p>
      <text:p text:style-name="P59"><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9"><text:span text:style-name="T11">– </text:span>Да я не про то! <text:span text:style-name="T11">– </text:span>отмахнулась пегаска. <text:span text:style-name="T11">– </text:span>Посмотри на поле.</text:p>
      <text:p text:style-name="P59"><text:span text:style-name="T11">– </text:span>И что? Поле как поле.</text:p>
      <text:p text:style-name="P59"><text:span text:style-name="T11">– </text:span>Оно не убрано. <text:span text:style-name="T11">– </text:span>мрачно ответила пегаска. <text:span text:style-name="T11">–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1">– </text:span>У самого посёлка поля убраны. Наверняка дойдёт дело и до остальных.</text:p>
      <text:p text:style-name="P59"><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1">– </text:span>Спасибо, но от пинкиных плюшек у меня фланки округляются.</text:p>
      <text:p text:style-name="P59"><text:span text:style-name="T11">– </text:span>Да ладно тебе, Рэйнбоу Дэш! От одной не округлятся.</text:p>
      <text:p text:style-name="P59"><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1"> </text:span>Как будто…</text:p>
      <text:p text:style-name="P59"><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1">–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1">– </text:span>Леди и джентльпони! Просьба не паниковать! Поезд дальше не идёт: впереди провал! <text:span text:style-name="T11">– </text:span>крикнул проводник.</text:p>
      <text:p text:style-name="P59"><text:span text:style-name="T11">– </text:span>Какой ещё, в дышло, провал? Я проезжал тут два дня назад!</text:p>
      <text:p text:style-name="P59"><text:span text:style-name="T11">– </text:span>Безобразие! Верните мне деньги за билет!</text:p>
      <text:p text:style-name="P59"><text:span text:style-name="T11">– </text:span>Как вы смеете! Я опоздаю в порт! <text:s/><text:span text:style-name="T11">–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1">– </text:span>Дэш, нам надо на ту сторону.</text:p>
      <text:p text:style-name="P59"><text:span text:style-name="T11">– </text:span>Нет проблем. Я могу тебя перенести.</text:p>
      <text:p text:style-name="P59">Я с сомнением посмотрел на пегаску. Дэш в холке была мне по пояс.</text:p>
      <text:p text:style-name="P59"><text:span text:style-name="T11">–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9">Мля.</text:p>
      <text:p text:style-name="P59"><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 Ёбаная Селестия!</text:p>
      <text:p text:style-name="P59"><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1">– </text:span>Я чувствую, что только что упустил отличную возможность отлить на вселенную!</text:p>
      <text:p text:style-name="P59"><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9"><text:span text:style-name="T11">– </text:span>Удостоверение личности предъявлять? <text:span text:style-name="T11">– </text:span>осведомился я.</text:p>
      <text:p text:style-name="P59"><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9">Дэш, ни слова не говоря, прислонила ухо к двери.</text:p>
      <text:p text:style-name="P59"><text:span text:style-name="T11">– </text:span>Будешь смеяться, но именно этим он и занят. Вызывает полицию по телефону. <text:span text:style-name="T11">– </text:span>сообщила пегаска.</text:p>
      <text:p text:style-name="P59"><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1">– </text:span>Сколько у нас времени?</text:p>
      <text:p text:style-name="P59">Дэш почесала в затылке.</text:p>
      <text:p text:style-name="P59"><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1">–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9">Снаружи послышался вой сирены и цокот множества копыт.</text:p>
      <text:p text:style-name="P59"><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1">– </text:span>Это твои двадцать минут? <text:span text:style-name="T11">– </text:span>возмутился я. <text:span text:style-name="T11">– </text:span>Да ещё и десяти не прошло!</text:p>
      <text:p text:style-name="P59">Дэш вымучено скривилась.</text:p>
      <text:p text:style-name="P59"><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9">Я разбил топором стеклянные дверцы прибора и вытащил рубины.</text:p>
      <text:p text:style-name="P59"><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1">– </text:span>Ну уж фигушки. Я тебя тут не оставлю.</text:p>
      <text:p text:style-name="P59"><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1">– Н</text:span>е тупи! <text:span text:style-name="T11">– </text:span>упрямо мотнула головой пегаска. <text:span text:style-name="T11">–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oft-page-break/><text:span text:style-name="T11">– </text:span>Быстро за мной! <text:span text:style-name="T11">–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1">– Ю-</text:span>хууу<text:span text:style-name="T11">!!!</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1">–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1">– </text:span>Макс, подвинься!</text:p>
      <text:p text:style-name="P59">Пегаска оттеснила меня крупом и повернулась к двери задом.</text:p>
      <text:p text:style-name="P59"><text:span text:style-name="T11">–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1">– </text:span>Ты чего на меня так уставился? <text:span text:style-name="T11">– </text:span>подозрительно спросила пегаска.</text:p>
      <text:p text:style-name="P59"><text:span text:style-name="T11">– </text:span>Да так… Не ожидал, что ты такая…</text:p>
      <text:p text:style-name="P59"><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1">– </text:span>Ты! Не! По! Нял! Те! Бе! Не! Льзя! Тут! Ос! Та! ВАТЬСЯ!!! <text:span text:style-name="T11">–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oft-page-break/><text:span text:style-name="T11">–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11">–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1">–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1">–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1">– </text:span>А это у нас кто? Гмм. Пегаска. Вот так раз! Рэйнбоу Дэш! Какими судьбами?</text:p>
      <text:p text:style-name="P59"><text:span text:style-name="T11">– </text:span>ТРИКСИ! <text:span text:style-name="T11">– <text:s/></text:span>фейсхуфнула Дэш. <text:span text:style-name="T11">– </text:span>Во имя Селестии, ЧТО ты тут делаешь?!!</text:p>
      <text:p text:style-name="P59"><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9"><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9"><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1">– </text:span>Ей ведь нельзя рассказывать, да?</text:p>
      <text:p text:style-name="P59"><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1">– </text:span>ОГО!</text:p>
      <text:p text:style-name="P59">Единорожка аж уселась на крыльцо от удивления.</text:p>
      <text:p text:style-name="P59"><text:span text:style-name="T11">–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1">– </text:span>Мы приняли решение не выдавать вас полиции в обмен на то, что вы расскажете нам о вашей секретной миссии!</text:p>
      <text:p text:style-name="P59"><text:span text:style-name="T11">– </text:span>Не пойдёт! <text:span text:style-name="T11">– </text:span>заявил я. <text:span text:style-name="T11">– </text:span>Я уже сказал, что это тайна. Мне добавить нечего.</text:p>
      <text:p text:style-name="P59"><text:span text:style-name="T11">– </text:span>Да неужели? <text:span text:style-name="T11">– </text:span>захлопала ресницами Трикси. <text:span text:style-name="T11">–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7"/>
      <text:p text:style-name="P59"><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9"><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1">–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3">Исчезновение дневной главы диархии: Эквестрия в панике!</text:span>» (статья двухдневной давности).</text:p>
      <text:p text:style-name="P59">«<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oft-page-break/>«<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9">«<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9"><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1">–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text:soft-page-break/>Трижды дерьмо!!! Я забыл, что для проведения эксперимента, нам нужна помощь Селестии!</text:p>
      <text:p text:style-name="P59"/>
      <text:p text:style-name="P7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6">МУ-ХА-ХА!</text:p>
      <text:p text:style-name="P36">Кажется, я знаю, как показать фак провидению! <text:span text:style-name="T11">Show must go on!</text:span></text:p>
      <text:p text:style-name="P59">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9">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7">&lt;<text:span text:style-name="T74">David Bowie - Lets Dance/ Ashes To Ashes</text:span></text:p>
      <text:p text:style-name="P47"><text:span text:style-name="T74">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text:soft-page-break/>–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3">Добро пожаловать в Груммингтон! Вам здесь рады!</text:span></text:p>
      <text:p text:style-name="P59"><text:span text:style-name="T33">Население города </text:span><text:span text:style-name="T75">302 пони</text:span><text:span text:style-name="T33">.</text:span></text:p>
      <text:p text:style-name="P59"><text:span text:style-name="T75">250 пони</text:span><text:span text:style-name="T33">.</text:span></text:p>
      <text:p text:style-name="P59"><text:span text:style-name="T75">125 поней</text:span><text:span text:style-name="T33">.</text:span></text:p>
      <text:p text:style-name="P59"><text:span text:style-name="T33">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2">Дружба </text:span><text:span text:style-name="T42">—</text:span><text:span text:style-name="T22"> </text:span><text:span text:style-name="T3">э</text:span><text:span text:style-name="T22">то, </text:span><text:span text:style-name="T77">так её </text:span><text:span text:style-name="T3">разэтак</text:span><text:span text:style-name="T77">,</text:span><text:span text:style-name="T22"> магия!</text:span><text:span text:style-name="T64">»</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text:soft-page-break/>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text:soft-page-break/>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text:soft-page-break/>–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5">37 пни</text:span></text:p>
      <text:p text:style-name="P77">24пн</text:p>
      <text:p text:style-name="P77">15</text:p>
      <text:p text:style-name="P59"><text:span text:style-name="T33">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3">Добро пожаловать в Груммингтон! Вам здесь рады!</text:span></text:p>
      <text:p text:style-name="P59"><text:span text:style-name="T33">Население города </text:span><text:span text:style-name="T75">302 пони</text:span><text:span text:style-name="T33">.</text:span></text:p>
      <text:p text:style-name="P59"><text:span text:style-name="T75">250 пони</text:span><text:span text:style-name="T33">.</text:span></text:p>
      <text:p text:style-name="P59"><text:span text:style-name="T75">125 поней</text:span><text:span text:style-name="T33">.</text:span></text:p>
      <text:p text:style-name="P59"><text:span text:style-name="T33">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1">&lt;</text:span><text:span text:style-name="T63">Metallica-Enter Sandman</text:span><text:span text:style-name="T11">&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4"/>
      <text:p text:style-name="P64">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47">&lt;<text:span text:style-name="T62">Kiss – I Was Made For Lovin’ You</text:span>&gt;</text:p>
      <text:p text:style-name="P5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text:span><text:soft-page-break/><text:span text:style-name="T33">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text:soft-page-break/>–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70"><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59">…</text:p>
      <text:p text:style-name="P59"/>
      <text:p text:style-name="P59">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text:soft-page-break/>–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1">–</text:span> А какой у тебя там был образ жизни?</text:p>
      <text:p text:style-name="P59"><text:span text:style-name="T11">–</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1">–</text:span> Дискордовы яйца! Ты сидел в тюрьме? За что тебя посадили?</text:p>
      <text:p text:style-name="P59"><text:span text:style-name="T11">–</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9"><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1">Пегаска <text:span text:style-name="T11">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48"/>
      <text:p text:style-name="P48">…</text:p>
      <text:p text:style-name="P48">&lt;<text:bookmark text:name="eow-title"/><text:span text:style-name="T66">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6">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1">– </text:span>Выф-выф-вуф! <text:span text:style-name="T11">– </text:span>возразил я.</text:p>
      <text:p text:style-name="P61">Отпихнув от лица живот пегаски и выплюнув шерсть, я продолжил.</text:p>
      <text:p text:style-name="P61"><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11">– </text:span>Бе-бе-бе! <text:span text:style-name="T11">– </text:span>устало передразнила меня Дэш. <text:span text:style-name="T11">–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11">– </text:span>Дэш, я знаю. Просто не могу о ней забыть.</text:p>
      <text:p text:style-name="P61">Пегаска тяжело поднялась.</text:p>
      <text:p text:style-name="P61"><text:span text:style-name="T11">– </text:span>Везёт же некоторым. <text:span text:style-name="T11">– </text:span>пробормотала она, раскрывая крылья для просушки.</text:p>
      <text:p text:style-name="P61">…</text:p>
      <text:p text:style-name="P61"><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text:soft-page-break/>– <text:span text:style-name="T1">Дэш… Ты же понимаешь, что я не люблю тебя?</text:span></text:p>
      <text:p text:style-name="P4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2">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48">&lt;<text:span text:style-name="T62">Mothley Crue – Cickstart my heart</text:span>&gt;</text:p>
      <text:p text:style-name="P61">«<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11">–</text:span> Про меня таки забыли. Отлично.</text:p>
      <text:p text:style-name="P61"><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1"><text:span text:style-name="T11">–</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11">– </text:span>Твайлайт, привет! Мы вернулись! <text:span text:style-name="T11">–</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1">– К</text:span>АКОГО ХУЯ?!! Твайлайт, ёб твою понимать, ты чё творишь? <text:span text:style-name="T11">– </text:span>я вцепился в ручку двери.</text:p>
      <text:p text:style-name="P61"><text:span text:style-name="T11">– </text:span>Твайли, ты чего? <text:span text:style-name="T11">– </text:span>брыкалась Дэш. <text:span text:style-name="T11">– </text:span>Немедленно опусти меня на пол!</text:p>
      <text:p text:style-name="P61"><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text:soft-page-break/>ХРУСТЬ!</text:p>
      <text:p text:style-name="P61">Дверная ручка оторвалась с мясом и я продолжил низвержение в подвал.</text:p>
      <text:p text:style-name="P61"><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1">–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11">– </text:span>Твайлайт, не смей! <text:span text:style-name="T11">– </text:span>хриплым от ужаса голосом прошептал я.</text:p>
      <text:p text:style-name="P61"><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11">–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pan text:style-name="T11">– О</text:span>у! <text:span text:style-name="T76">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61"><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oft-page-break/><text:span text:style-name="T11">– </text:span>А если попроще?</text:p>
      <text:p text:style-name="P61"><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1"><text:span text:style-name="T11">–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49">***</text:p>
      <text:p text:style-name="P49"/>
      <text:p text:style-name="P61"><text:span text:style-name="T11">–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11">–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11">– </text:span>А-А-А-А-А-А!!!</text:p>
      <text:p text:style-name="P61"/>
      <text:p text:style-name="P63">***</text:p>
      <text:p text:style-name="P63"/>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11">– </text:span>Никогда, слышишь, никогда больше не смей подымать меня...</text:p>
      <text:p text:style-name="P61"><text:span text:style-name="T11">– </text:span>Откуда я знала, что резонансное заклинание так среагирует на...</text:p>
      <text:p text:style-name="P61"><text:span text:style-name="T11">– М</text:span>акс? <text:span text:style-name="T11">– </text:span>пегаска заметила, что я открыл глаза. <text:span text:style-name="T11">– </text:span>Ты в порядке?</text:p>
      <text:p text:style-name="P61">Я издал нечто среднее между брачным рёвом лося и стоном умирающего слона.</text:p>
      <text:p text:style-name="P61"><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11">–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1"><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1"><text:span text:style-name="T11">– </text:span>Тебе-то на Понивилль точно махать! <text:span text:style-name="T11">– </text:span>огрызнулась фермерша. <text:span text:style-name="T11">– Т</text:span>вой дом, поди, не зацепит.</text:p>
      <text:p text:style-name="P61"><text:span text:style-name="T11">– </text:span>Что ты сказала? А ну, повтори? <text:span text:style-name="T11">– </text:span>взвилась пегаска.</text:p>
      <text:p text:style-name="P61"><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1"><text:span text:style-name="T11">– </text:span>Ась?</text:p>
      <text:p text:style-name="P61"><text:span text:style-name="T11">– </text:span>Что?</text:p>
      <text:p text:style-name="P61"><text:span text:style-name="T11">– </text:span>Какой? <text:span text:style-name="T11">– </text:span>разом <text:span text:style-name="T11">о</text:span>бернулась ко мне компания.</text:p>
      <text:p text:style-name="P61"><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1"><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1"><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11">– </text:span>Рэр, иногда лучше жевать, чем говорить. Вот честно!</text:p>
      <text:p text:style-name="P61"><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11">– </text:span>Они лежали в нагрудном кармане рубашки.</text:p>
      <text:p text:style-name="P61">Твайлайт отвлеклась от доски.</text:p>
      <text:p text:style-name="P61"><text:span text:style-name="T11">–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11">– </text:span>Вот, прибрался малёхо. Но с потолка сажу ещё не успел счистить, там стремянка нужна.</text:p>
      <text:p text:style-name="P61"><text:span text:style-name="T11">– </text:span>Спайки-Вайки, не выкидывай одежду, пожалуйста. В ней должны быть рубины.</text:p>
      <text:p text:style-name="P61"><text:span text:style-name="T11">– </text:span>Какие ещё рубины? <text:span text:style-name="T11">– </text:span>переспросил Спайк и зажевал быстрее.</text:p>
      <text:p text:style-name="P61"><text:span text:style-name="T11">–</text:span> Резонаторные! <text:span text:style-name="T11">–</text:span> холодея, ответил я. <text:span text:style-name="T11">– </text:span>В кармане рубашки должны лежать четыре кристалла.</text:p>
      <text:p text:style-name="P61"><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7"/>
      <text:p text:style-name="P61">…</text:p>
      <text:p text:style-name="P61"/>
      <text:p text:style-name="P61"><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11">– </text:span>Макс. Ты сейчас правильный, или нет?</text:p>
      <text:p text:style-name="P61"><text:span text:style-name="T11">– </text:span>Макс, ты как? Тебе уже лучше? <text:span text:style-name="T11">– </text:span>в прямоугольнике появилась голова Рэйнбоу Дэш.</text:p>
      <text:p text:style-name="P61"><text:span text:style-name="T11">– </text:span>Фигурально выражаясь, ты в себе? <text:span text:style-name="T11">– </text:span>вклинилась между ними Твайлайт Спаркл.</text:p>
      <text:p text:style-name="P61"><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11">– </text:span>Отпустите. Я уже правильный. <text:span text:style-name="T11">–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1"><text:span text:style-name="T11">– </text:span>Спайк!!! Немедленно... <text:s/>сбегай в лавку к Кейкам за выпечкой! Нам всем нужно успокоиться.</text:p>
      <text:p text:style-name="P61"><text:span text:style-name="T11">– </text:span>Уже бегу!</text:p>
      <text:p text:style-name="P61"/>
      <text:p text:style-name="P63">***</text:p>
      <text:p text:style-name="P61"/>
      <text:p text:style-name="P6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1"><text:span text:style-name="T11">– </text:span>Не беспокойся, всё просчитано. Я уверена, я подчёркиваю, абсолютно уверена в безопасности эксперимента!</text:p>
      <text:p text:style-name="P61"><text:span text:style-name="T11">– </text:span>Ой, чего-то мне нехорошо становится, когда ты так говоришь...</text:p>
      <text:p text:style-name="P61"><text:span text:style-name="T11">–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48">&lt;<text:span text:style-name="T62">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1"><text:soft-page-break/>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11">– </text:span>А-а-а, ты всё-таки пришёл… <text:span text:style-name="T11">–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11">–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11">–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11">– </text:span>Сожалеем, что не можем убить тебя.</text:p>
      <text:p text:style-name="P61">Обернувшись я встречаюсь с рогом аликорницы, нацеленным мне в грудь.</text:p>
      <text:p text:style-name="P61"><text:span text:style-name="T11">–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11">–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11">–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11">– </text:span>Кимеринн погиб, чтобы ты жил.</text:p>
      <text:p text:style-name="P61">Шаг назад.</text:p>
      <text:p text:style-name="P61"><text:span text:style-name="T11">– </text:span>Сел осталась без магии и развоплотилась из-за тебя.</text:p>
      <text:p text:style-name="P61">Шаг назад.</text:p>
      <text:p text:style-name="P61"><text:span text:style-name="T11">– </text:span>Столько надежд впустую. И, как финальная насмешка, ты увидишь гибель всего, что Нам дорого?! Не бывать этому! ПОШЁЛ ВОН!!!</text:p>
      <text:p text:style-name="P61"><text:soft-page-break/>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48"/>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11">– </text:span>Как тебя зовут, малышка? Я постараюсь найти тебя. Может быть, ещё не поздно.</text:p>
      <text:p text:style-name="P61">Пегаска приветственно машет копытом.</text:p>
      <text:p text:style-name="P37"><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3">***</text:p>
      <text:p text:style-name="P6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11">– </text:span>Ну что? Увидел что-нибудь, сахарок?</text:p>
      <text:p text:style-name="P61">Пони уставились на меня с надеждой.</text:p>
      <text:p text:style-name="P61"><text:span text:style-name="T11">– </text:span>Да.</text:p>
      <text:p text:style-name="P61">Откровение давило на психику как тонна кирпичей. Я не знал, что им сказать. Я не мог.</text:p>
      <text:p text:style-name="P61"><text:span text:style-name="T11">– П</text:span>ревосходно!</text:p>
      <text:p text:style-name="P61"><text:span text:style-name="T11">– </text:span>Это просто супер-дупер-здоровски-потрясно!</text:p>
      <text:p text:style-name="P61"><text:span text:style-name="T11">– </text:span>Йей!</text:p>
      <text:p text:style-name="P61"><text:span text:style-name="T11">– </text:span>Ю-ху!</text:p>
      <text:p text:style-name="P61"><text:span text:style-name="T11">– О</text:span>фигенно! Мы победили! Макс, ты молодец!</text:p>
      <text:p text:style-name="P61"><text:span text:style-name="T11">– </text:span>Замечательно! Секундочку, я приготовлю дневник…</text:p>
      <text:p text:style-name="P61">Восторг пони постепенно сменился ожиданием. Я молчал.</text:p>
      <text:p text:style-name="P61"><text:span text:style-name="T11">– </text:span>Э-м-м? И что же ты увидел? <text:span text:style-name="T11">– </text:span>не выдержала Твайлайт.</text:p>
      <text:p text:style-name="P61"><text:span text:style-name="T11">– </text:span>Я… не могу сказать.</text:p>
      <text:p text:style-name="P61">Ожидание сменилось недоумением. Рэйнбоу Дэш насмешливо скривила губы.</text:p>
      <text:p text:style-name="P61"><text:span text:style-name="T11">– </text:span>Да ладно! Кончай прикалываться, мы же ждём! Шутка зачлась!</text:p>
      <text:p text:style-name="P61"><text:span text:style-name="T11">– </text:span>Не могу!!!</text:p>
      <text:p text:style-name="P61"/>
      <text:p text:style-name="P61">…</text:p>
      <text:p text:style-name="P61"/>
      <text:p text:style-name="P61">Молчание прервала Эпплджек.</text:p>
      <text:p text:style-name="P61"><text:span text:style-name="T11">– </text:span>Сахарок, с тобой всё в порядке?</text:p>
      <text:p text:style-name="P61">Дэш подошла ко мне вплотную, обняла мою голову и прижалась нос к носу.</text:p>
      <text:p text:style-name="P61"><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1">Я высвободился из объятий пегаски.</text:p>
      <text:p text:style-name="P61"><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11">– </text:span>Конски яблоки! Вот это поворот! А мне так хотелось узнать, что за нечисть тут орудует!</text:p>
      <text:p text:style-name="P61"><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11">– </text:span>Рэр, отвали!</text:p>
      <text:p text:style-name="P61"><text:span text:style-name="T11">– </text:span>Оу, какие страсти! Ладно-ладно, не сердись, дорогая, не мешаю!</text:p>
      <text:p text:style-name="P61"><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11">– </text:span>Стойте!</text:p>
      <text:p text:style-name="P61">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1"><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1">…</text:p>
      <text:p text:style-name="P61">«<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61">…</text:p>
      <text:p text:style-name="P61"><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1">Пегаска сжала голову копытами.</text:p>
      <text:p text:style-name="P61"><text:span text:style-name="T11">–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1"><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1"><text:span text:style-name="T11">– </text:span>Бедный котик. <text:span text:style-name="T11">– </text:span>прошептала Флаттершай.</text:p>
      <text:p text:style-name="P61">Я насторожился, услышав знакомое заклинание.</text:p>
      <text:p text:style-name="P61"><text:span text:style-name="T11">– </text:span>Стой! Откуда тебе известно про заклинание Стирания?</text:p>
      <text:p text:style-name="P61"><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1"><text:span text:style-name="T11">– </text:span>Гм. Ну ладно, продолжай.</text:p>
      <text:p text:style-name="P61"><text:span text:style-name="T11">– </text:span>Так вот, по условию эксперимента известно, что вероятность того, что кто-то откроет ящик, ненулевая.</text:p>
      <text:p text:style-name="P61"><text:span text:style-name="T11">– </text:span>И что это означает, дорогая? <text:span text:style-name="T11">– </text:span>спросила Рэрити.</text:p>
      <text:p text:style-name="P61"><text:soft-page-break/><text:span text:style-name="T11">– </text:span>Это значит, что кто-нибудь когда-нибудь обязательно откроет его.</text:p>
      <text:p text:style-name="P61"><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1"><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11">–</text:span> То есть, ты хочешь сказать, что мы все — навроде этого кота, а Макс боится открыть ящик? Чтоб мы не исчезли окончательно?</text:p>
      <text:p text:style-name="P61"><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11">– </text:span>Лягать! <text:span text:style-name="T11">– </text:span>выругалась Дэш. <text:span text:style-name="T11">– </text:span>Значит, наши усилия по доставке резонаторов пошли лесом.</text:p>
      <text:p text:style-name="P61"><text:span text:style-name="T11">–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11">– </text:span>Тихо! Спайк, будь добр, сбегай к Кейкам за выпечкой. Нам надо успокоиться. Макс, хоть про Селестию ты нам можешь рассказать?</text:p>
      <text:p text:style-name="P61"><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1"><text:span text:style-name="T11">– А </text:span>как ты узнал… <text:span text:style-name="T11">– </text:span>начала было единорожка, но её перебил напряжённый голос Спайка.</text:p>
      <text:p text:style-name="P61"><text:span text:style-name="T11">– </text:span>Твай! <text:span text:style-name="T11">– </text:span>дракончик стоял в дверях спиной к нам. <text:span text:style-name="T11">– </text:span>У нас гости.</text:p>
      <text:p text:style-name="P61">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11">– </text:span>Макс, беги!!!</text:p>
      <text:p text:style-name="P6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1">Мы с пегаской застыли в синем левитационном поле и поплыли к Луне.</text:p>
      <text:p text:style-name="P61"><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11">–</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61">В голосе лавандовой единорожки звучал металл. Мы опять полетели к Твайлайт.</text:p>
      <text:p text:style-name="P61"><text:span text:style-name="T11">–</text:span> ДОВОЛЬНО! НАМ НАДОЕЛА ЭТА НЕПОКОРНОСТЬ! ПОЗНАЙ ГНЕВ ПРИНЦЕССЫ НОЧИ!!!</text:p>
      <text:p text:style-name="P61"><text:span text:style-name="T11">–</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1"><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1"><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1"><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11">– О</text:span>хренеть! <text:span text:style-name="T11">– </text:span>чертыхнулся Спайк. <text:span text:style-name="T11">– </text:span><text:s/>Твай, она создаёт сферу стихий!</text:p>
      <text:p text:style-name="P61"><text:span text:style-name="T11">– </text:span>Вижу! <text:span text:style-name="T11">– </text:span>донёсся голос единорожки из-под потолка. <text:span text:style-name="T11">–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11">– </text:span>Погоди. У меня есть вариант получше.</text:p>
      <text:p text:style-name="P61">Я вылез из-под шкафа и попрыгал на одной ноге в центр зала.</text:p>
      <text:p text:style-name="P61"><text:span text:style-name="T11">– </text:span>Стойте! Прекратите! Да остановитесь же!!!</text:p>
      <text:p text:style-name="P61">Аликорница и шестёрка уставились на меня.</text:p>
      <text:p text:style-name="P61"><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1"><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11">– </text:span>Как ты её назвал? <text:span text:style-name="T11">– </text:span>отвалилась челюсть у аликорницы.</text:p>
      <text:p text:style-name="P61"><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1"><text:span text:style-name="T11">– </text:span>Что? <text:span text:style-name="T11">–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11">– </text:span>Твайлайт, Дёрпи сказала, у тебя есть «Особенности поведения, питания и размножения приматов»? Я бы хотела её ненадолго… Ого!!!</text:p>
      <text:p text:style-name="P61"><text:soft-page-break/>После долгой паузы тот же голос спросил:</text:p>
      <text:p text:style-name="P61"><text:span text:style-name="T11">– </text:span>Что тут случилось? Почему все висят в воздухе? И всё вот это?</text:p>
      <text:p text:style-name="P61">Голос Спайка откуда-то из подвала ответил:</text:p>
      <text:p text:style-name="P61"><text:span text:style-name="T11">– </text:span>Потому что Твайлайт остановила время. В радиусе девяти метров, как мне кажется. Или десяти.</text:p>
      <text:p text:style-name="P61"><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11">–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11">–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11">– </text:span>Эмм, я вам подхожу?</text:p>
      <text:p text:style-name="P61"><text:span text:style-name="T11">– </text:span>КТО ТЫ?</text:p>
      <text:p text:style-name="P61"><text:span text:style-name="T11">– </text:span>Эмм, Лира Хартстрингс, единорог. Я не то, чтобы маг, моя специализация — музыка…</text:p>
      <text:p text:style-name="P61"><text:span text:style-name="T11">– </text:span>ГОДИТСЯ! ТЫ ВИДИШЬ ТОЧКУ СИНГУЛЯРНОСТИ?</text:p>
      <text:p text:style-name="P61"><text:span text:style-name="T11">– </text:span>Эмм?</text:p>
      <text:p text:style-name="P61">Голос Спайка пояснил:</text:p>
      <text:p text:style-name="P61"><text:span text:style-name="T11">– </text:span>Вон та яркая искорка над лестницей, у которой вся картинка искривляется.</text:p>
      <text:p text:style-name="P61"><text:span text:style-name="T11">– </text:span>Да! Вижу.</text:p>
      <text:p text:style-name="P61"><text:span text:style-name="T11">– </text:span>ТЕПЕРЬ ЛЕВИТИРУЙ ПРИМАТА В ТОЧКУ СИНГУЛЯРНОСТИ.</text:p>
      <text:p text:style-name="P61"><text:span text:style-name="T11">– </text:span>Чего?!! <text:span text:style-name="T11">– </text:span>возопило моё малое сознание.</text:p>
      <text:p text:style-name="P61"><text:span text:style-name="T11">– </text:span>Эмм… Зачем?</text:p>
      <text:p text:style-name="P61"><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1"><text:span text:style-name="T11">– </text:span>Вы даёте слово, что человеку не будет причинён вред? <text:span text:style-name="T11">– </text:span>голос Лиры обрёл непривычную твёрдость.</text:p>
      <text:p text:style-name="P61"><text:span text:style-name="T11">– </text:span>КАК ТЫ СМЕЕШЬ СОМНЕВАТЬСЯ В НАС, СВОЕЙ ПРИНЦЕССЕ?</text:p>
      <text:p text:style-name="P61"><text:span text:style-name="T11">– Я </text:span>не сомневаюсь в вас, Ваше Высочество… Потому и требую слова!</text:p>
      <text:p text:style-name="P61"><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11">– </text:span>Ну, блядь, спасибо! <text:span text:style-name="T11">– </text:span>подумал я.</text:p>
      <text:p text:style-name="P61"><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11">–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11">– </text:span>Давай по-порядку. <text:span text:style-name="T11">– о</text:span>становила меня Луна. <text:span text:style-name="T11">– </text:span>С чего ты взял, что она в твоём мире?</text:p>
      <text:p text:style-name="P61"><text:soft-page-break/>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11">– </text:span>Теперь ты понимаешь, почему Мы виним тебя в развоплощении сестры?</text:p>
      <text:p text:style-name="P61"><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1">Луна пристально взглянула на меня и понимающе склонила голову.</text:p>
      <text:p text:style-name="P61"><text:span text:style-name="T11">– </text:span>Мы знаем, иногда так бывает. Продолжай.</text:p>
      <text:p text:style-name="P61"><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11">– </text:span>Да, помним.</text:p>
      <text:p text:style-name="P61"><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1">Луна сморщила нос при этих словах, но всё же кивнула.</text:p>
      <text:p text:style-name="P61"><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11">– </text:span>Я приглашу их. Они не откажутся.</text:p>
      <text:p text:style-name="P61"><text:span text:style-name="T11">– </text:span>Что ж, ещё одной проблемой меньше. Теперь нужно решить, как найти Сел. Кто-то должен отправиться за ней.</text:p>
      <text:p text:style-name="P61"><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1"><text:span text:style-name="T11">– </text:span>А если…</text:p>
      <text:p text:style-name="P61"><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1"><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11">– </text:span>Почему же ты не смогла найти меня с его помощью?</text:p>
      <text:p text:style-name="P61">Аликорница смутилась.</text:p>
      <text:p text:style-name="P61"><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1"><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1"><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1"><text:span text:style-name="T11">– </text:span>А также совместить приятное с полезным. <text:span text:style-name="T11">– </text:span>не удержался я.</text:p>
      <text:p text:style-name="P54">Луна бросила на меня тяжёлый взгляд.</text:p>
      <text:p text:style-name="P59"><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4"><text:span text:style-name="T16">–</text:span> Тогда зачем она..?</text:p>
      <text:p text:style-name="P54"><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Меня как будто окатило ледяным душем. Не любовь и даже не дружба. Просто плата за услугу… Даже не дружба…</text:p>
      <text:p text:style-name="P54"><text:soft-page-break/>Тревожная догадка окончательно сковала морозом душу.</text:p>
      <text:p text:style-name="P59"><text:span text:style-name="T17">–</text:span> А другие? Они тоже… давали мне потому, что считали меня последним шансом?</text:p>
      <text:p text:style-name="P59">У аликорницы отвалилась челюсть.</text:p>
      <text:p text:style-name="P59"><text:span text:style-name="T17">–</text:span> Другие? Кто ещё?<text:span text:style-name="T11"> </text:span>С кем ещё у тебя были… отношения?</text:p>
      <text:p text:style-name="P54"><text:span text:style-name="T16">–</text:span> С Рэйнбоу Дэш <text:span text:style-name="T16">–</text:span> ответил я несчастным голосом. <text:span text:style-name="T16">–</text:span> И, может быть, с Пинки.</text:p>
      <text:p text:style-name="P54"><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4">Аликорница фыркнула.</text:p>
      <text:p text:style-name="P54"><text:span text:style-name="T16">–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11">– </text:span>Спасибо, Дэш. Ты настоящий друг.</text:p>
      <text:p text:style-name="P61"><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81"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1">Тук-тук-тук!</text:p>
      <text:p text:style-name="P61"><text:span text:style-name="T11">– </text:span>Макс, ты тут? <text:span text:style-name="T11">–</text:span>Дэш просунула нос в дверь, не дожидаясь отклика. <text:span text:style-name="T11">– </text:span>Ага, вот ты где! Я с тобой!</text:p>
      <text:p text:style-name="P61">Она швырнула перемётные сумки мне на постель и пошла к выходу.</text:p>
      <text:p text:style-name="P61"><text:soft-page-break/><text:span text:style-name="T11">– </text:span>Ну, чего застрял? Пошли скорее, а то на хавчик опоздаем! <text:span text:style-name="T11">–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48">…</text:p>
      <text:p text:style-name="P48"/>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11">– </text:span>Располагайтесь. <text:span text:style-name="T11">–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1"><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1"><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11">– </text:span>А ты первая на моей памяти лошадь, умеющая магичить.</text:p>
      <text:p text:style-name="P61">Луна нахмурилась, но потом луч озарения коснулся её мордочки.</text:p>
      <text:p text:style-name="P48">– П<text:span text:style-name="T1">ризнаю, Мы были несправедливы к тебе. Как Нам тебя называть?</text:span></text:p>
      <text:p text:style-name="P61">Я выплюнул петрушку и взял кусок рыбы.</text:p>
      <text:p text:style-name="P48">–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48">– <text:span text:style-name="T1">Эй, а туточки одно место пустует! Можно его займёт Гамми?</text:span></text:p>
      <text:p text:style-name="P48"><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 Прекрати паясничать! – негромко сказала Луна.</text:p>
      <text:p text:style-name="P61"><text:soft-page-break/>–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text:soft-page-break/>–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49">***</text:p>
      <text:p text:style-name="P48"/>
      <text:p text:style-name="P6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text:soft-page-break/>–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1">– Селли-Селли… Ну почему ты такая… – пробормотал я сквозь слёзы.</text:p>
      <text:p text:style-name="P61"/>
      <text:p text:style-name="P63">***</text:p>
      <text:p text:style-name="P87">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1">– А где твой обещанный сюрприз? – донесся жеребячий голосок через изгородь. – Гости уже все собрались.</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 Кто первый добежит, тот… эмм…</text:p>
      <text:p text:style-name="P61">– Суперсветоч!</text:p>
      <text:p text:style-name="P61">– Агась! Галагалоперы, вперёд!</text:p>
      <text:p text:style-name="P61"><text:soft-page-break/>–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8">&lt;<text:span text:style-name="T72">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1">усесться поудобнее там, где стоишь, и слушать-слушать-слушать (танцевать?)</text:span>.</text:p>
      <text:p text:style-name="P61">…</text:p>
      <text:p text:style-name="P61">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48"/>
      <text:p text:style-name="P63">***</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3">***</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
      <text:p text:style-name="P61">…</text:p>
      <text:p text:style-name="P61"/>
      <text:p text:style-name="P6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90">Electric Light Orchestra – Sorrow about to fall</text:p>
      <text:p text:style-name="P61">Скалу ощутимо тряхнуло. Грибной суп выплеснулся из супницы на стол.</text:p>
      <text:p text:style-name="P61">–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text:soft-page-break/>–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Драконикус для наглядности плюнул. Плевок затормозил у потолка, изменил направление на девяносто градусов и вылетел в окно.</text:p>
      <text:p text:style-name="P61"><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4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2"/>
      <text:p text:style-name="P49">***</text:p>
      <text:p text:style-name="P48"/>
      <text:p text:style-name="P61">Сумерки укутывали землю пушистым одеялом. Мы сидели на парковой дорожке, выходящей к обрыву, и любовались проплывающим внизу лесом.</text:p>
      <text:p text:style-name="P61"><text:soft-page-break/>…</text:p>
      <text:p text:style-name="P1"><text:span text:style-name="T45">–</text:span><text:span text:style-name="T35"> Ну хорошо, а кто вами правит? Аликорн? Драко</text:span>можно просто не делать документов<text:span text:style-name="T35">никус? Какой-нибудь человек с рогом во лбу? Или у вас нет правителя?</text:span></text:p>
      <text:p text:style-name="P42"><text:span text:style-name="T11">–</text:span> Нет, почему? Правитель есть. Только он не постоянный. Его избирают. Раз в несколько лет.</text:p>
      <text:p text:style-name="P4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 В случае Дискорда — остаться НЕ в своём уме. Но в остальном — верно. Мы не дадим тебя в обиду, Макс.</text:p>
      <text:p text:style-name="P61"><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80"><text:span text:style-name="T11">~~~ </text:span>Человек Макс <text:span text:style-name="T11">~~~</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1"/>
      <text:p text:style-name="P63">***</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 Похоже, мы выиграли этот бой. – тихо сказала Луна. – Нам стоило использовать «Конкордию» и в первый раз.</text:p>
      <text:p text:style-name="P61"><text:soft-page-break/>–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8"/>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1"/>
      <text:p text:style-name="P49">~~~~~</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 <text:span text:style-name="T33">ПОНИ! ВЫ ЗАЕБАЛИ!!! ВЫ ДАДИТЕ МНЕ СПАТЬ, ИЛИ НЕТ?!! КЛЯНУСЬ ХВОСТОМ, ВЫ ТАКИ ОТ МЕНЯ ОТСТАНЕТЕ, НЕ БУДЬ Я АГАМЕМНОН-БЕСКЛАННИК!</text:span></text:p>
      <text:p text:style-name="P61"><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49">~~~~~</text:p>
      <text:p text:style-name="P49"/>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61">– Макс? – пегаска трясёт меня копытом. – Ты же у нас Проводник? Выбирай направление.</text:p>
      <text:p text:style-name="P61">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
      <text:p text:style-name="P61">…</text:p>
      <text:p text:style-name="P61"/>
      <text:p text:style-name="P6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49">~~~~~</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4">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21"/>
      <text:p text:style-name="P49">~~~~~</text:p>
      <text:p text:style-name="P21">&lt;<text:span text:style-name="T25">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4"/>
      <text:h text:style-name="Heading_20_2" text:outline-level="2">21. <text:span text:style-name="T1">Терра</text:span></text:h>
      <text:h text:style-name="P185" text:outline-level="3">Воскресение</text:h>
      <text:p text:style-name="P54">&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4">–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4"/>
      <text:p text:style-name="P56">***</text:p>
      <text:p text:style-name="P54"/>
      <text:p text:style-name="P54"><text:soft-page-break/>Маленькое высохшее тельце лежало на полу.</text:p>
      <text:p text:style-name="P54">– Что ж ты? – пробормотал я.</text:p>
      <text:p text:style-name="P54">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4">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5">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5">Дискорд помахал рукой у меня перед носом. Я оттолкнул его руку и выпрямился.</text:p>
      <text:p text:style-name="P65">– Не надо. Я в порядке.</text:p>
      <text:p text:style-name="P65"/>
      <text:p text:style-name="P66">***</text:p>
      <text:p text:style-name="P65"/>
      <text:p text:style-name="P65">– Бля! Я так и знал!</text:p>
      <text:p text:style-name="P6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5">– И как её найти? – мрачно добавил я. – Компас теперь бесполезен.</text:p>
      <text:p text:style-name="P65">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5">Стакан медленно собрался воедино и прыгнул обратно в руку Дискорду. – Хорошо, хоть моя заначка в Эогиппе осталась. – пробурчал он.</text:p>
      <text:p text:style-name="P65">– Ну так и зачем её тратить на ерунду? – возразил я.</text:p>
      <text:p text:style-name="P65">–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8"/>
      <text:p text:style-name="P66">***</text:p>
      <text:p text:style-name="P65"/>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4">Бип-бип-бип!</text:p>
      <text:p text:style-name="P61">– Анон? – голос в трубке не смог скрыть радостного изумления. – Ты передумал?</text:p>
      <text:p text:style-name="P61">– Да, Алекс. Я тут долго думал… Если у вас ещё есть местечко для меня… Я бы, пожалуй, вернулся.</text:p>
      <text:p text:style-name="P6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1">– С понедельника.</text:p>
      <text:p text:style-name="P61">– Отлично! Зайдёшь к охране, тебе выдадут пропуск.</text:p>
      <text:p text:style-name="P61">– Договорились.</text:p>
      <text:p text:style-name="P61">Бип-бип-бип!</text:p>
      <text:p text:style-name="P61"/>
      <text:h text:style-name="Heading_20_3" text:outline-level="3">Понедельник</text:h>
      <text:p text:style-name="P61"/>
      <text:p text:style-name="P1">Административная консоль приветственно мигнула зелёным шрифтом. Я поправил микрофон.</text:p>
      <text:p text:style-name="P1"><text:soft-page-break/><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61">– И слышать тоже.</text:p>
      <text:p text:style-name="P61">– Говорят, ты шалить начал? Нэш, тестовая задача номер шестнадцать.</text:p>
      <text:p text:style-name="P61">–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3">– Я отлучусь на пару деньков… Не скучайте тут без меня. Вернусь с Сахарной Ваткой в обнимку — верь мне! Бу-га-га!</text:p>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22. <text:span text:style-name="T1">Терра</text:span></text:h>
      <text:h text:style-name="P185" text:outline-level="3">Вторник</text:h>
      <text:p text:style-name="P5">&lt;<text:span text:style-name="T66">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Мультяшный Дискорд с заплаканными глазами стоял на ледовом катке перед брошенными коньками.</text:p>
      <text:p text:style-name="P11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2"/>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text:soft-page-break/>Я пожал плечами.</text:p>
      <text:p text:style-name="P5">– М<text:span text:style-name="T35">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text:span text:style-name="T103">упираться ногами в землю и </text:span>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1"><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text:span text:style-name="T103">ка</text:span>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P164">&lt;<text:span text:style-name="T88">Mike Oldfield – Tubular Bells II – Altered State</text:span>&gt;</text:p>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text:span text:style-name="T103">Ничего неестественного.</text:span></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2"/>
      <text:p text:style-name="P74">***</text:p>
      <text:p text:style-name="P73"/>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soft-page-break/>…</text:p>
      <text:p text:style-name="P1">…</text:p>
      <text:p text:style-name="P1">Конфликт с узлом 16</text:p>
      <text:p text:style-name="P1">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Nash AI malfunction. Nash AI module stop…</text:p>
      <text:p text:style-name="P95">Cluster going down in 2 minutes…</text:p>
      <text:p text:style-name="P95">Unloading dictionaries… HDFS malfunction</text:p>
      <text:p text:style-name="P95">Classloader malfunction. Classloader stop…</text:p>
      <text:p text:style-name="P95">Cluster going down in 1 minute…</text:p>
      <text:p text:style-name="P95">Kernel panic</text:p>
      <text:p text:style-name="P95"/>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text:span text:style-name="T104">е</text:span> час<text:span text:style-name="T104">ы</text:span>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3">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text:soft-page-break/>–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text:span text:style-name="T104">родной </text:span>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4">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Потом она покачала головой.</text:p>
      <text:p text:style-name="P5">–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5">Я почти растворился в горячем взгляде розовых глаз. Любовь вспыхнула во мне с яростной силой. <text:s/>Я открыл рот, чтобы рассказать ей…</text:p>
      <text:p text:style-name="P5">И снова закрыл его.</text:p>
      <text:p text:style-name="P16">– Какая, к чёрту, «особенная дружба»? Луна рассказала мне. Ты просто удовлетворяла мои потребности, чтобы мотивировать меня на действие…</text:p>
      <text:p text:style-name="P16"><text:soft-page-break/>–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95">…</text:p>
      <text:p text:style-name="P95">…</text:p>
      <text:p text:style-name="P95">Cluster restarting…</text:p>
      <text:p text:style-name="P95">Zookeeper service initiated. Sending heartbeats to all nodes…</text:p>
      <text:p text:style-name="P95">Classloader start…</text:p>
      <text:p text:style-name="P95">Loading dictionaries…</text:p>
      <text:p text:style-name="P95"><text:span text:style-name="T11">Nash </text:span>AI module start…</text:p>
      <text:p text:style-name="P95">Celest AI submodule found… Acquiring…</text:p>
      <text:p text:style-name="P95">UI module start…</text:p>
      <text:p text:style-name="P95">…</text:p>
      <text:p text:style-name="P9">Перегрузка кластера завершена успешно. Все узлы синхронизированы с мастер-сервером.</text:p>
      <text:p text:style-name="P95"/>
      <text:p text:style-name="P95">Я уставился в бегущие по экрану строки. <text:span text:style-name="T1">Текстовая консоль мигнула и скрылась под графической заставкой.</text:span></text:p>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5">Анджела обернулась, когда я влетел в серверную.</text:p>
      <text:p text:style-name="P16">– О, Анон? <text:span text:style-name="T11">Знаешь, я передумала: мы можем встретиться у тебя вечером, если ты не против. Только ни слова о млп, ок?</text:span></text:p>
      <text:p text:style-name="P5">Я смотрел на Анджелу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6">Я перевёл дух.</text:p>
      <text:p text:style-name="P16">– То есть, тот, сторонний модуль, остался цел?</text:p>
      <text:p text:style-name="P16">– Ну разумеется! У меня нет доступа к компу Юджина. Я лишь заблокировала ему доступ к нашему кластеру.</text:p>
      <text:p text:style-name="P16">Я вытер пот со лба.</text:p>
      <text:p text:style-name="P16">– Ты молодец, Анджела. Просто молодец.</text:p>
      <text:p text:style-name="P16">– Анон, ты куда? Так мы встречаемся вечером, или как?!</text:p>
      <text:p text:style-name="P16">Но я уже мчался к выходу.</text:p>
      <text:p text:style-name="P16"/>
      <text:p text:style-name="P16"><text:soft-page-break/>…</text:p>
      <text:p text:style-name="P16"/>
      <text:p text:style-name="P16"><text:span text:style-name="T90">Две пары глаз </text:span>уставились на меня с <text:span text:style-name="T90">заднего сидения с </text:span>удивлением.</text:p>
      <text:p text:style-name="P16">– А где Анджела? Что-то пошло не по плану? – спросила фермерша, пряча верёвки и мешок.</text:p>
      <text:p text:style-name="P16">Я вскочил на водительское место «Навары» и завёл двигатель.</text:p>
      <text:p text:style-name="P16">– <text:span text:style-name="T104">Меняем план!</text:span> Анджела — не т<text:span text:style-name="T102">от</text:span>, кто нам нуж<text:span text:style-name="T92">е</text:span>н.</text:p>
      <text:p text:style-name="P167">Старый пикап жалобно скрипнул рессорами и двинулся по улице. Я уверенно вёл машину по знакомому маршруту. <text:span text:style-name="T91">Если всё пройдёт без происшествий, мы успеем: до закрытия портала всё ещё остаётся час.</text:span></text:p>
      <text:p text:style-name="P167"><text:span text:style-name="T91">Если…</text:span></text:p>
      <text:p text:style-name="P16"/>
      <text:p text:style-name="P168">До дома Юджина оставалась пара кварталов, когда в зеркале заднего вида замигал маячок полиции. <text:span text:style-name="T103">Блядь!</text:span> <text:span text:style-name="T94">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span></text:p>
      <text:p text:style-name="P168"><text:span text:style-name="T93">Я продолжал ехать, надеясь, что мигают не мне. Шишь там! Несколько машин за мной остановились у обочины, но мигалка упрямо ехала за мной.</text:span></text:p>
      <text:p text:style-name="P169">Квартал до цели. <text:span text:style-name="T99">Патрульная машина</text:span> включила сирену и <text:span text:style-name="T96">пошла</text:span> на обгон. Я <text:span text:style-name="T95">глянул в окно</text:span> и обомлел. <text:span text:style-name="T97">Сердце остановилось на миг, ухнуло и зачастило с удвоенным темпом.</text:span></text:p>
      <text:p text:style-name="P170">В машине сидели два копа. В темно-син<text:span text:style-name="T98">их</text:span> <text:span text:style-name="T98">куртках</text:span> <text:span text:style-name="T97">с именными нашивками и</text:span> бейсболках. <text:span text:style-name="T99">С рациями на плече</text:span>.</text:p>
      <text:p text:style-name="P170">Вместо лиц у них были злые рожицы, наподобие негодующих смайликов. Эти рожицы уставились на меня глазками-пуговками <text:span text:style-name="T96">в то время, как машина поравнялась со мной. Ближайший коп выразительно указал мне большим пальцем вниз.</text:span></text:p>
      <text:p text:style-name="P171">У меня сдали нервы. <text:span text:style-name="T100">Я был готов к неестественному в Эквестрии — там вся реальность скроена из чудес и нелепиц. Но, блин, такой пиздец у меня дома??!</text:span></text:p>
      <text:p text:style-name="P171"/>
      <text:p text:style-name="P172">&lt;<text:span text:style-name="T18">Анон, а это правильно, что мы едем по кустам? Там ведь могут быть какие-нибудь зверюшки? - спросила Флаттершай.</text:span></text:p>
      <text:p text:style-name="P172"><text:span text:style-name="T18">- </text:span><text:span text:style-name="T20">Все зверюшки живут в клетках! - прорычал я, объезжая скамейки.</text:span>&gt;</text:p>
      <text:p text:style-name="P16"/>
      <text:p text:style-name="P16"/>
      <text:p text:style-name="P16"/>
      <text:p text:style-name="P16"/>
      <text:p text:style-name="P16"/>
      <text:p text:style-name="P16"/>
      <text:p text:style-name="P16"/>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36">&lt;<text:span text:style-name="T1">В финальной сцене за четвёркой гонятся люди в чёрном с злыми смайликами вместо лиц</text:span>&gt;</text:p>
      <text:p text:style-name="P5"/>
      <text:p text:style-name="P101"><text:soft-page-break/>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1">– </text:span>Извини, Флаттершай, забылся.</text:p>
      <text:p text:style-name="P113"><text:span text:style-name="T11">– </text:span>Та ладно, я ж не против, – возразила Эпплджек. – Не парься, Флатти. Было б хуже, если б он <text:s/>назвал меня Эпплджек на людях.</text:p>
      <text:p text:style-name="P113"><text:span text:style-name="T11">– </text:span>Ты так... – запнулась Флаттершай. – Так быстро забыла свою ферму. И...</text:p>
      <text:p text:style-name="P113"><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1">– </text:span>Как ты можешь так говорить? – расплакалась Флаттершай.</text:p>
      <text:p text:style-name="P113"><text:span text:style-name="T11">– </text:span>Эй, девушки, не ссорьтесь! Мы — одна команда! И надеюсь, останемся ею и в дальнейшем. </text:p>
      <text:list xml:id="list15429377683392480"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1">– </text:span>А если нет? – Эпплджек смотрела мне мне прямо в глаза.</text:p>
      <text:list xml:id="list191337931559144" text:continue-numbering="true" text:style-name="L5">
        <text:list-header>
          <text:p text:style-name="P174">Я молча пожал плечами. Эпплджек уверенно продолжила.</text:p>
        </text:list-header>
      </text:list>
      <text:p text:style-name="P113"><text:soft-page-break/><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1">– </text:span>Спасибо, ЭйДжей.</text:p>
      <text:p text:style-name="P113"><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337049258598" text:continue-numbering="true" text:style-name="L5">
        <text:list-header>
          <text:p text:style-name="P174">Флаттершай пробормотала нечто, показавшееся мне знакомым.</text:p>
        </text:list-header>
      </text:list>
      <text:p text:style-name="P113"><text:span text:style-name="T11">– </text:span>Флатти, ты что-то сказала? Я не расслышал.</text:p>
      <text:p text:style-name="P113"><text:span text:style-name="T11">– </text:span>Намерение Изменяет Реальность.</text:p>
      <text:p text:style-name="P113"><text:span text:style-name="T11">– </text:span>Эээ. А где ты слышала эту фразу, если не секрет?</text:p>
      <text:p text:style-name="P113"><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338437790054"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1">– </text:span>Флатти, ЭйДжей, буду через час. Ждите!</text:p>
      <text:p text:style-name="P5"/>
      <text:p text:style-name="P5"/>
      <text:p text:style-name="P5"/>
      <text:p text:style-name="P5"/>
      <text:p text:style-name="P5"/>
      <text:h text:style-name="P182" text:outline-level="2">След?</text:h>
      <text:p text:style-name="P127"/>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4">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4">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2"/>
      <text:p text:style-name="P44"/>
      <text:p text:style-name="P1"><text:span text:style-name="T39">&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9">&gt;</text:span></text:p>
      <text:p text:style-name="P61"><text:soft-page-break/></text:p>
      <text:p text:style-name="P48">&lt;<text:span text:style-name="T25">- А ты сам-то что чувствуешь?</text:span></text:p>
      <text:p text:style-name="P3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7">...</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7">- Ну уж нет! Я завязываю с конеёбством!</text:p>
      <text:p text:style-name="P48"><text:span text:style-name="T25">- Посмотрим... Хи-хи...</text:span>&gt;</text:p>
      <text:p text:style-name="P48"/>
      <text:p text:style-name="P47">&lt;<text:span text:style-name="T25"> </text:span><text:span text:style-name="T24">-</text:span><text:span text:style-name="T25">Я не умею! Давай ты напишешь!</text:span></text:p>
      <text:p text:style-name="P47"><text:span text:style-name="T24">- </text:span><text:span text:style-name="T25">Фигушки! Подрядил меня татухи поням рисовать — сам теперь фанфик пиши!</text:span>&gt;</text:p>
      <text:p text:style-name="P59"/>
      <text:p text:style-name="P47">&lt;<text:span text:style-name="T25">В сцене прощания (во сне) — Р.Д. в будущем будет стрематься поебушек с человеками, чтобы не испытывать горечи расставания. Но: </text:span></text:p>
      <text:p text:style-name="P47"><text:span text:style-name="T25">- Учти, я ни капельки не жалею о наших поебушках! Но в будущем буду их стрематься. Это очень больно — вот так расставаться</text:span>&gt;</text:p>
      <text:p text:style-name="P36">&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6"/>
      <text:p text:style-name="P36">(про Макса в сне-прощании)</text:p>
      <text:p text:style-name="P36">Я — Дискорд, и я говорю вам: он вернётся Я подсоблю вам, касатикам, хе-хе!</text:p>
      <text:p text:style-name="P59"/>
      <text:p text:style-name="P134"><text:span text:style-name="T11"><text:s/>&lt;</text:span><text:span text:style-name="T28"> - </text:span><text:span text:style-name="T24">Я не могу быть вашим спасителем! Я намного хуже и испорченнее вас!</text:span><text:span text:style-name="T11">&gt;</text:span></text:p>
      <text:p text:style-name="P135"/>
      <text:p text:style-name="P47">&lt;<text:span text:style-name="T25">Луна говорит Максу в прощальном сне:</text:span></text:p>
      <text:p text:style-name="P47"><text:span text:style-name="T25">- Прости, что хотела убить тебя. Я ослабела и Найтмэр на время одержала верх</text:span>&gt;</text:p>
      <text:p text:style-name="P59"/>
      <text:p text:style-name="P47">&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5">-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2"><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5"/>
      <text:p text:style-name="P34"/>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5"/>
      <text:p text:style-name="P12">***</text:p>
      <text:p text:style-name="P125"/>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4"/>
      <text:h text:style-name="P182" text:outline-level="2">Сон Рэрити</text:h>
      <text:p text:style-name="P2"/>
      <text:p text:style-name="P55">&lt;<text:span text:style-name="T24">На Терре Селестия, будучи в компьютере, случайно пробуждает в Нексусе активный интеллект.</text:span>&gt;</text:p>
      <text:h text:style-name="P182" text:outline-level="2">Рейд пони-рэйнджеров</text:h>
      <text:p text:style-name="P2"/>
      <text:p text:style-name="P94">(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7"/>
      <text:h text:style-name="P182" text:outline-level="2">Поиск решения</text:h>
      <text:p text:style-name="P127"/>
      <text:p text:style-name="P2"><text:span text:style-name="T11">&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11">&gt;</text:span></text:p>
      <text:p text:style-name="P2"><text:soft-page-break/></text:p>
      <text:h text:style-name="P182" text:outline-level="2">Поход к замку Принцес-2</text:h>
      <text:p text:style-name="P2"/>
      <text:p text:style-name="P2"/>
      <text:h text:style-name="P182" text:outline-level="2">Озарение</text:h>
      <text:p text:style-name="P2"/>
      <text:p text:style-name="P2"><text:span text:style-name="T11">&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80" text:outline-level="2">Почти.</text:h>
      <text:p text:style-name="P123"/>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1">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text:soft-page-break/>–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80" text:outline-level="2">Дискорд</text:h>
      <text:p text:style-name="P127"/>
      <text:p text:style-name="P123">Девушки поспешно собирались, пока я растолковывал им задачу.</text:p>
      <text:p text:style-name="P12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1">– </text:span>Это тот твой приятель, который разбился с полгода назад? – спросила Эпплджек.</text:p>
      <text:p text:style-name="P123"><text:span text:style-name="T11">– </text:span>Да, это он.</text:p>
      <text:p text:style-name="P123"><text:span text:style-name="T11">– </text:span>А как мы попадём в его квартиру? Там сейчас кто-то живёт? – Флаттершай прыгала на одной ноге, натягивая кед.</text:p>
      <text:p text:style-name="P12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4">Плохо написано!</text:span><text:span text:style-name="T11">&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1">– </text:span>Макс, что случилось? У нас проблемы?</text:p>
      <text:p text:style-name="P12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1">– </text:span>Нет нужды. Лучше станьте-ка сзади меня так, чтобы заслонить от этих бабулек и от вооон той камеры наблюдения.</text:p>
      <text:list xml:id="list2871932822471549935" text:style-name="L6">
        <text:list-header>
          <text:p text:style-name="P175"><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9"><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pan text:style-name="T11">– </text:span>Макс, тут окно разбито! И верёвка какая-то висит. – крикнула Флаттершай из кухни.</text:p>
      <text:p text:style-name="P149"><text:span text:style-name="T11">–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1">–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1">– </text:span>Оп-па! – пробормотала Эпплджек. – Нежданчик!</text:p>
      <text:p text:style-name="P149"><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7"><text:soft-page-break/>В проёме дверей появилась Флаттершай.</text:p>
      <text:p text:style-name="P128"><text:span text:style-name="T11">– </text:span>С кем это вы тут разговариваете?</text:p>
      <text:list xml:id="list226972002388953490" text:style-name="L7">
        <text:list-header>
          <text:p text:style-name="P18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82" text:outline-level="2">Селестия</text:h>
      <text:p text:style-name="P149"/>
      <text:p text:style-name="P12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1">&lt;</text:span><text:span text:style-name="T24">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text:soft-page-break/>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5">-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soft-page-break/>***</text:p>
      <text:p text:style-name="P144">&lt;<text:span text:style-name="T25">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2">– И что? – продолжила его мысль Эпплджек.</text:p>
      <text:p text:style-name="P142">– Эквестрийские <text:span text:style-name="T11">&lt;</text:span><text:span text:style-name="T24">три месяца</text:span><text:span text:style-name="T11">&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text:soft-page-break/>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8"/>
      <text:h text:style-name="P182"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1">&lt;</text:span><text:span text:style-name="T24">полгода</text:span><text:span text:style-name="T11">&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83" text:outline-level="1">Беседа за столиком в ночи</text:h>
      <text:p text:style-name="P126">&lt;<text:span text:style-name="T62">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text:soft-page-break/>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6"><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text:soft-page-break/>–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3">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text:span><text:soft-page-break/><text:span text:style-name="T1">который потом покинут жители. Был посёлок — и нет его, да и фиг с ним, тут проблемы поважнее </text:span><text:span text:style-name="T11">&lt;</text:span><text:span text:style-name="T25">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2">–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1">&lt;</text:span>упомянуть в эпизоде на Терре, что МЛП-сериал закрылся год назад<text:span text:style-name="T11">&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1">&lt;</text:span><text:span text:style-name="T28">чёрт</text:span><text:span text:style-name="T11">&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6">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1">–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oft-page-break/><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1">–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text:soft-page-break/>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1">&lt;</text:span><text:span text:style-name="T24">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text:soft-page-break/>&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1">&lt;</text:span><text:span text:style-name="T24">полгода</text:span><text:span text:style-name="T11">&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4"> - Ты морочила мне яйца, чтобы заинтересовать? Всё, как Свирл указал?</text:span></text:p>
      <text:p text:style-name="P108">– Пожалуйста! <text:span text:style-name="T35">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4">-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1">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text:soft-page-break/>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8573797914970465896" text:style-name="L8">
        <text:list-header>
          <text:p text:style-name="P176">(<text:span text:style-name="T32">Луна — как повелительница снов, слышала разговор Макса с Анакорном</text:span>)</text:p>
          <text:p text:style-name="P177"/>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6">-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oft-page-break/><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82" text:outline-level="2">Земля</text:h>
      <text:p text:style-name="P111">&lt;<text:span text:style-name="T62">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0T19:13:35.982405269</dc:date>
    <meta:editing-duration>P118DT6H29M42S</meta:editing-duration>
    <meta:editing-cycles>7061</meta:editing-cycles>
    <meta:generator>LibreOffice/5.1.6.2$Linux_X86_64 LibreOffice_project/10m0$Build-2</meta:generator>
    <meta:document-statistic meta:table-count="0" meta:image-count="0" meta:object-count="0" meta:page-count="199" meta:paragraph-count="4207" meta:word-count="88346" meta:character-count="585916" meta:non-whitespace-character-count="497657"/>
  </office:meta>
</office:document-meta>
</file>